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bf967" officeooo:paragraph-rsid="000bf967" style:font-weight-asian="normal" style:font-weight-complex="normal"/>
    </style:style>
    <style:style style:name="P2" style:family="paragraph" style:parent-style-name="Standard">
      <style:text-properties fo:font-weight="normal" officeooo:rsid="000bf967" officeooo:paragraph-rsid="000c3dbf" style:font-weight-asian="normal" style:font-weight-complex="normal"/>
    </style:style>
    <style:style style:name="P3" style:family="paragraph" style:parent-style-name="Standard">
      <style:text-properties fo:font-weight="normal" officeooo:rsid="000c3dbf" officeooo:paragraph-rsid="000c3dbf" style:font-weight-asian="normal" style:font-weight-complex="normal"/>
    </style:style>
    <style:style style:name="P4" style:family="paragraph" style:parent-style-name="Standard">
      <style:text-properties fo:font-style="italic" fo:font-weight="bold" officeooo:rsid="000bf967" officeooo:paragraph-rsid="000bf967"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bf967" officeooo:paragraph-rsid="000bf967" style:font-style-asian="italic" style:font-weight-asian="bold" style:font-style-complex="italic" style:font-weight-complex="bold"/>
    </style:style>
    <style:style style:name="T1" style:family="text">
      <style:text-properties officeooo:rsid="000c3dbf"/>
    </style:style>
    <style:style style:name="T2" style:family="text">
      <style:text-properties officeooo:rsid="000e12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mitri Charneux</text:p>
      <text:p text:style-name="P1">Rémi Kroll</text:p>
      <text:p text:style-name="P1"/>
      <text:p text:style-name="P5">Explication premier tp :</text:p>
      <text:p text:style-name="P1"/>
      <text:p text:style-name="P4">Code R</text:p>
      <text:p text:style-name="P1"/>
      <text:p text:style-name="P1"><text:tab/>Dans le fichier « rdfMoment.R », il y a des fonctions permettant de calculer un moment d'une forme.</text:p>
      <text:p text:style-name="P1"/>
      <text:p text:style-name="P1"><text:tab/>rdfSurface va effectuer la somme des valeurs de la matrice passée en paramètres, c'est-à-dire tout les 1. Cela va nous donner la surface de la matrice donnée en paramètre.</text:p>
      <text:p text:style-name="P1"/>
      <text:p text:style-name="P1"><text:tab/>rdfMoment va créer le moment d'ordre p q. La somme est décomposée de cette manière: on créé un vecteur x de taille 1 à la taille max des x. On multiplie par p chaque x du vecteur. On fait la même chose avec les y. Ensuite avec les deux vecteurs x et y, on créé deux matrices en combinant les vecteurs lignes et les vecteurs colonnes. Puis on les multiplies ensemble avec la matrice im passée en paramètres, ce qui nous donne un l'indice du moment à l'ordre (p,q).</text:p>
      <text:p text:style-name="P1"/>
      <text:p text:style-name="P1"><text:tab/>rdfMomentCentre calcule le moment centre à l'indice (p,q) de la matrice im : la formule est la même que rdfMoment sauf qu'on enlève cx et cy pour chaque vecteur ce qui correspond au barycentre en x et le barycentre en y divisé par la surface de im. Cela permet de calculer un indice indépendamment de la position de l'objet.</text:p>
      <text:p text:style-name="P1"></text:p>
      <text:p text:style-name="P1">L'intérêt de ce calcul est de faire une multiplication de somme en une seule ligne. On veut minimiser la complexité du calcul.</text:p>
      <text:p text:style-name="P1"></text:p>
      <text:p text:style-name="P1"/>
      <text:p text:style-name="P4">Axes principaux d’inertie</text:p>
      <text:p text:style-name="P1"></text:p>
      <text:p text:style-name="P1">La matrice d'inertie se calcule à l'aide du tenseur d'inertie. Ici, nous calculons le tenseur d'inertie à deux dimensions. On créé une matrice à deux dimensions avec comme valeurs les trois indices des moments centrées d'ordres 2, c'est-à-dire, [u20,u11,u11,u02]. Ensuite on calcule les valeurs propres avec la fonction eig<text:span text:style-name="T1">en</text:span>. La valeur la plus faible correspond a l'axe de l'objet qui tourne le mieux et inversement la valeur la plus forte correspond à l'axe ou l'objet tournera le plus difficilement. On observe que les valeurs propres des vecteurs restent les même et que par contre, les vecteurs propres sont dépendant de l'orientation des rectangles, ils ont tous des valeurs différentes.</text:p>
      <text:p text:style-name="P1"></text:p>
      <text:p text:style-name="P1">Entre les deux rectangles diagonal, il y a des différences de couleurs de pixels au niveau des bords du rectangle. Le rectangle D lissé contient plus de pixels mi blanc mi noir pour rendre le trait plus lisse, c’est le phénomène d’anticrénelage par rapport à l’autre rectangle diagonal non lissé possédant le phénomène contraire de crénelage.</text:p>
      <text:p text:style-name="P1">On remarque que pour le rectangle diagonal lissé, il y a une augmentation de 10% sur les valeurs propres par rapport au rectangle diagonal non lissé. C’est à cause de l’anticrénelage.</text:p>
      <text:p text:style-name="P1"></text:p>
      <text:p text:style-name="Standard">Carré côté 6 :</text:p>
      <text:p text:style-name="Preformatted_20_Text">$values</text:p>
      <text:p text:style-name="Preformatted_20_Text">[1] 105 105</text:p>
      <text:p text:style-name="Preformatted_20_Text"></text:p>
      <text:p text:style-name="Preformatted_20_Text">$vectors</text:p>
      <text:p text:style-name="Preformatted_20_Text"><text:s text:c="5"/>[,1] [,2]</text:p>
      <text:p text:style-name="Preformatted_20_Text">[1,] <text:s text:c="3"/>0 <text:s text:c="2"/>-1</text:p>
      <text:p text:style-name="Preformatted_20_Text">[2,] <text:s text:c="3"/>1 <text:s text:c="3"/>0</text:p>
      <text:p text:style-name="Standard"><text:soft-page-break/></text:p>
      <text:p text:style-name="Standard">Rotation 30deg :</text:p>
      <text:p text:style-name="Preformatted_20_Text">$values</text:p>
      <text:p text:style-name="Preformatted_20_Text">[1] 843.2815 842.4202</text:p>
      <text:p text:style-name="Preformatted_20_Text"></text:p>
      <text:p text:style-name="Preformatted_20_Text">$vectors</text:p>
      <text:p text:style-name="Preformatted_20_Text"><text:s text:c="10"/>[,1] <text:s text:c="6"/>[,2]</text:p>
      <text:p text:style-name="Preformatted_20_Text">[1,] 0.2975906 -0.9546936</text:p>
      <text:p text:style-name="Preformatted_20_Text">[2,] 0.9546936 <text:s/>0.2975906</text:p>
      <text:p text:style-name="Standard"/>
      <text:p text:style-name="Standard">Carré côté 10 :</text:p>
      <text:p text:style-name="Preformatted_20_Text">$values</text:p>
      <text:p text:style-name="Preformatted_20_Text">[1] 825 825</text:p>
      <text:p text:style-name="Preformatted_20_Text"></text:p>
      <text:p text:style-name="Preformatted_20_Text">$vectors</text:p>
      <text:p text:style-name="Preformatted_20_Text"><text:s text:c="5"/>[,1] [,2]</text:p>
      <text:p text:style-name="Preformatted_20_Text">[1,] <text:s text:c="3"/>0 <text:s text:c="2"/>-1</text:p>
      <text:p text:style-name="Preformatted_20_Text">[2,] <text:s text:c="3"/>1 <text:s text:c="3"/>0</text:p>
      <text:p text:style-name="Standard"/>
      <text:p text:style-name="Standard">Rotation 45deg :</text:p>
      <text:p text:style-name="Preformatted_20_Text">$values</text:p>
      <text:p text:style-name="Preformatted_20_Text">[1] 841.5171 838.5359</text:p>
      <text:p text:style-name="Preformatted_20_Text"></text:p>
      <text:p text:style-name="Preformatted_20_Text">$vectors</text:p>
      <text:p text:style-name="Preformatted_20_Text"><text:s text:c="11"/>[,1] <text:s text:c="6"/>[,2]</text:p>
      <text:p text:style-name="Preformatted_20_Text">[1,] -0.7771076 <text:s/>0.6293678</text:p>
      <text:p text:style-name="Preformatted_20_Text">[2,] -0.6293678 -0.7771076</text:p>
      <text:p text:style-name="Standard"/>
      <text:p text:style-name="Standard">Carré côté 20 :</text:p>
      <text:p text:style-name="Preformatted_20_Text">$values</text:p>
      <text:p text:style-name="Preformatted_20_Text">[1] 13300 13300</text:p>
      <text:p text:style-name="Preformatted_20_Text"></text:p>
      <text:p text:style-name="Preformatted_20_Text">$vectors</text:p>
      <text:p text:style-name="Preformatted_20_Text"><text:s text:c="5"/>[,1] [,2]</text:p>
      <text:p text:style-name="Preformatted_20_Text">[1,] <text:s text:c="3"/>0 <text:s text:c="2"/>-1</text:p>
      <text:p text:style-name="Preformatted_20_Text">[2,] <text:s text:c="3"/>1 <text:s text:c="3"/>0</text:p>
      <text:p text:style-name="P1"></text:p>
      <text:p text:style-name="P1"><text:tab/>On observe que les deux valeurs propres des différents carrés sont toujours identique entre eux. <text:span text:style-name="T1">L</text:span>orsqu'il est orienté il est r<text:span text:style-name="T1">é</text:span>el et <text:span text:style-name="T1">non</text:span> entier. Donc un attribut de forme pour le carré pourrait être l'égalité des valeurs propres de la forme. </text:p>
      <text:p text:style-name="P1"><text:tab/>En normalisant les moments, pour les diff<text:span text:style-name="T1">é</text:span>rents carrés de taille <text:span text:style-name="T1">différentes,</text:span> on observe que les valeurs sont quasiment identique, c'est gr<text:span text:style-name="T1">â</text:span>ce à la normalisation des valeurs propres qui les rendent indépendant de l'<text:span text:style-name="T1">é</text:span>chelle.</text:p>
      <text:p text:style-name="P2"><text:s/></text:p>
      <text:p text:style-name="P2">les valeurs normalisées <text:s/>: </text:p>
      <text:p text:style-name="P2"/>
      <text:p text:style-name="P1">axeInertieNormalise de triangle coté 10 :</text:p>
      <text:p text:style-name="Preformatted_20_Text">$values</text:p>
      <text:p text:style-name="Preformatted_20_Text">[1] 0.10077660 0.09484009</text:p>
      <text:p text:style-name="Preformatted_20_Text"></text:p>
      <text:p text:style-name="Preformatted_20_Text">$vectors</text:p>
      <text:p text:style-name="Preformatted_20_Text"><text:s text:c="11"/>[,1] <text:s text:c="6"/>[,2]</text:p>
      <text:p text:style-name="Preformatted_20_Text">[1,] -0.2038465 -0.9790029</text:p>
      <text:p text:style-name="Preformatted_20_Text">[2,] <text:s/>0.9790029 -0.2038465</text:p>
      <text:p text:style-name="P1"></text:p>
      <text:p text:style-name="P1">axeInertieNormalise <text:span text:style-name="T1">Triangle </text:span>Rotation 15deg :</text:p>
      <text:p text:style-name="Preformatted_20_Text">$values</text:p>
      <text:p text:style-name="Preformatted_20_Text">[1] 0.10033918 0.09483242</text:p>
      <text:p text:style-name="Preformatted_20_Text"><text:soft-page-break/></text:p>
      <text:p text:style-name="Preformatted_20_Text">$vectors</text:p>
      <text:p text:style-name="Preformatted_20_Text"><text:s text:c="11"/>[,1] <text:s text:c="6"/>[,2]</text:p>
      <text:p text:style-name="Preformatted_20_Text">[1,] -0.4667712 -0.8843781</text:p>
      <text:p text:style-name="Preformatted_20_Text">[2,] <text:s/>0.8843781 -0.4667712</text:p>
      <text:p text:style-name="P1"></text:p>
      <text:p text:style-name="P1"></text:p>
      <text:p text:style-name="P1">axeInertieNormalise <text:span text:style-name="T1">Triangle </text:span>Rotation 45deg :</text:p>
      <text:p text:style-name="Preformatted_20_Text">$values</text:p>
      <text:p text:style-name="Preformatted_20_Text">[1] 0.10050438 0.09515709</text:p>
      <text:p text:style-name="Preformatted_20_Text"></text:p>
      <text:p text:style-name="Preformatted_20_Text">$vectors</text:p>
      <text:p text:style-name="Preformatted_20_Text"><text:s text:c="11"/>[,1] <text:s text:c="6"/>[,2]</text:p>
      <text:p text:style-name="Preformatted_20_Text">[1,] -0.8082025 -0.5889047</text:p>
      <text:p text:style-name="Preformatted_20_Text">[2,] <text:s/>0.5889047 -0.8082025</text:p>
      <text:p text:style-name="P1"></text:p>
      <text:p text:style-name="P1">axeInertieNormalise <text:span text:style-name="T1">Triangle </text:span>Rotation 60deg :</text:p>
      <text:p text:style-name="Preformatted_20_Text">$values</text:p>
      <text:p text:style-name="Preformatted_20_Text">[1] 0.10154882 0.09336958</text:p>
      <text:p text:style-name="P1"/>
      <text:p text:style-name="P1">On observe que les valeurs sont quasiment identique à une difference de 0.01 environ. </text:p>
      <text:p text:style-name="P1"/>
      <text:p text:style-name="Preformatted_20_Text">Carre 6<text:tab/><text:tab/>: <text:s/>0.08101852 <text:s/>/ <text:s/>0.08101852</text:p>
      <text:p text:style-name="Preformatted_20_Text">Carre 10<text:tab/><text:tab/>: <text:s/>0.0825 <text:s/>/ <text:s/>0.0825</text:p>
      <text:p text:style-name="Preformatted_20_Text">Carre 10, 30deg<text:tab/>: <text:s/>0.08411031 <text:s/>/ <text:s/>0.08402441</text:p>
      <text:p text:style-name="Preformatted_20_Text">Carre 10, 45deg<text:tab/>: <text:s/>0.08543340 <text:s/>/ <text:s/>0.08513074</text:p>
      <text:p text:style-name="Preformatted_20_Text">Carre 20<text:tab/><text:tab/>: <text:s/>0.083125 <text:s/>/ <text:s/>0.083125</text:p>
      <text:p text:style-name="P1"></text:p>
      <text:p text:style-name="P1">Rectangle vertical :</text:p>
      <text:p text:style-name="Preformatted_20_Text">$values</text:p>
      <text:p text:style-name="Preformatted_20_Text">[1] 0.33203125 0.01953125</text:p>
      <text:p text:style-name="P1"></text:p>
      <text:p text:style-name="P1">Rectangle horizontal :</text:p>
      <text:p text:style-name="Preformatted_20_Text">$values</text:p>
      <text:p text:style-name="Preformatted_20_Text">[1] 0.33203125 0.01953125</text:p>
      <text:p text:style-name="P1"></text:p>
      <text:p text:style-name="P1">Rectangle diagonal :</text:p>
      <text:p text:style-name="Preformatted_20_Text">$values</text:p>
      <text:p text:style-name="Preformatted_20_Text">[1] 0.38585018 0.01753864</text:p>
      <text:p text:style-name="P1"></text:p>
      <text:p text:style-name="P1">Rectangle diagonal lisse :</text:p>
      <text:p text:style-name="Preformatted_20_Text">$values</text:p>
      <text:p text:style-name="Preformatted_20_Text">[1] 0.33503454 0.02395988</text:p>
      <text:p text:style-name="P1"></text:p>
      <text:p text:style-name="P3"><text:tab/>Cela se confirme également sur les carrés et les rectangles qui possèdent tous des <text:span text:style-name="T2">valeurs presque identiques. Seul les valeurs du rectangle en diagonale non lissé sont légèrement différentes. Cela s'explique par le fait que ce rectangle, remis à la vertical est légèrement différent des autres rectang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1-19T11:15:56.668243595</dc:date>
    <dc:creator>dimitri </dc:creator>
    <meta:editing-duration>PT19M51S</meta:editing-duration>
    <meta:editing-cycles>6</meta:editing-cycles>
    <meta:generator>LibreOffice/4.2.8.2$Linux_x86 LibreOffice_project/420m0$Build-2</meta:generator>
    <meta:document-statistic meta:table-count="0" meta:image-count="0" meta:object-count="0" meta:page-count="3" meta:paragraph-count="118" meta:word-count="773" meta:character-count="4970" meta:non-whitespace-character-count="4005"/>
  </office:meta>
</office:document-meta>
</file>